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4385*"/>
    </style:style>
    <style:style style:name="Table1.B" style:family="table-column">
      <style:table-column-properties style:rel-column-width="20779*"/>
    </style:style>
    <style:style style:name="Table1.C" style:family="table-column">
      <style:table-column-properties style:rel-column-width="30369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16002*"/>
    </style:style>
    <style:style style:name="Table2.B" style:family="table-column">
      <style:table-column-properties style:rel-column-width="49532*"/>
    </style:style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>
      <style:table-column-properties style:rel-column-width="12684*"/>
    </style:style>
    <style:style style:name="Table3.B" style:family="table-column">
      <style:table-column-properties style:rel-column-width="18321*"/>
    </style:style>
    <style:style style:name="Table3.C" style:family="table-column">
      <style:table-column-properties style:rel-column-width="34529*"/>
    </style:style>
    <style:style style:name="Table3.A1" style:family="table-cell">
      <style:table-cell-properties fo:border="none"/>
    </style:style>
  </office:automatic-styles>
  <office:body>
    <office:text>
      <text:p text:style-name="Title">Max</text:p>
      <text:p text:style-name="P1">Max <text:s text:c="1"/>// Max reduction</text:p>
      <text:h text:style-name="Heading_20_1" text:outline-level="1">Description</text:h>
      <text:p text:style-name="First_20_paragraph">Reduces the tensor, eliminating the specified reduction axes by taking the maximum element.</text:p>
      <text:h text:style-name="Heading_20_2" text:outline-level="2">Input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Element Type</text:p>
            </table:table-cell>
            <table:table-cell table:style-name="Table1.A1" office:value-type="string">
              <text:p text:style-name="Table_20_Heading">Shap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Text">arg</text:span></text:p>
          </table:table-cell>
          <table:table-cell table:style-name="Table1.A1" office:value-type="string">
            <text:p text:style-name="Table_20_Contents">Any</text:p>
          </table:table-cell>
          <table:table-cell table:style-name="Table1.A1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</table:table-row>
      </table:table>
      <text:h text:style-name="Heading_20_2" text:outline-level="2">Attributes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Text">reduction_axes</text:span></text:p>
          </table:table-cell>
          <table:table-cell table:style-name="Table2.A1" office:value-type="string">
            <text:p text:style-name="Table_20_Contents">The axis positions (0-based) on which to calculate the max</text:p>
          </table:table-cell>
        </table:table-row>
      </table:table>
      <text:h text:style-name="Heading_20_2" text:outline-level="2">Output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Element Type</text:p>
            </table:table-cell>
            <table:table-cell table:style-name="Table3.A1" office:value-type="string">
              <text:p text:style-name="Table_20_Heading">Shape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Text">output</text:span></text:p>
          </table:table-cell>
          <table:table-cell table:style-name="Table3.A1" office:value-type="string">
            <text:p text:style-name="Table_20_Contents">Same as <text:span text:style-name="Source_Text">arg</text:span></text:p>
          </table:table-cell>
          <table:table-cell table:style-name="Table3.A1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</table:table-row>
      </table:table>
      <text:h text:style-name="Heading_20_1" text:outline-level="1">C++ Interface</text:h>
      <text:p text:style-name="First_20_paragraph">ngraph::op::v0::Ma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x</dc:title>
  </office:meta>
</office:document-meta>
</file>

<file path=Formula-0/content.xml><?xml version="1.0" encoding="utf-8"?>
<math xmlns="http://www.w3.org/1998/Math/MathML" display="inline">
  <mrow>
    <mo stretchy="false" form="prefix">(</mo>
    <msub>
      <mi>d</mi>
      <mn>1</mn>
    </msub>
    <mo>,</mo>
    <mi>…</mi>
    <mo>,</mo>
    <msub>
      <mi>d</mi>
      <mi>n</mi>
    </msub>
    <mo stretchy="false" form="postfix">)</mo>
    <mspace width="0.222em"/>
    <mo stretchy="false" form="prefix">(</mo>
    <mi>n</mi>
    <mo>≥</mo>
    <mn>0</mn>
    <mo stretchy="false" form="postfix">)</mo>
  </mrow>
</math>
</file>

<file path=Formula-2/content.xml><?xml version="1.0" encoding="utf-8"?>
<math xmlns="http://www.w3.org/1998/Math/MathML" display="inline">
  <mrow>
    <mo stretchy="false" form="prefix">(</mo>
    <msub>
      <mi>d</mi>
      <mi>i</mi>
    </msub>
    <mo>:</mo>
    <mi>i</mi>
    <mo>∉</mo>
    <mstyle mathvariant="monospace">
      <mi>𝚛</mi>
      <mi>𝚎</mi>
      <mi>𝚍</mi>
      <mi>𝚞</mi>
      <mi>𝚌</mi>
      <mi>𝚝</mi>
      <mi>𝚒</mi>
      <mi>𝚘</mi>
      <msub>
        <mi>𝚗</mi>
        <mi>𝚊</mi>
      </msub>
      <mi>𝚡</mi>
      <mi>𝚎</mi>
      <mi>𝚜</mi>
    </mstyle>
    <mo stretchy="false" form="postfix">)</mo>
  </mrow>
</math>
</file>